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start" style:justify-single-word="false"/>
      <style:text-properties fo:font-size="15pt" fo:font-weight="normal" officeooo:rsid="00804f41" officeooo:paragraph-rsid="00804f41" style:font-size-asian="13.1000003814697pt" style:font-weight-asian="normal" style:font-size-complex="15pt" style:font-weight-complex="normal"/>
    </style:style>
    <style:style style:name="P2" style:family="paragraph" style:parent-style-name="Text_20_body" style:list-style-name="L2">
      <style:paragraph-properties fo:text-align="start" style:justify-single-word="false"/>
      <style:text-properties fo:font-size="15pt" fo:font-weight="normal" officeooo:rsid="007e9a34" officeooo:paragraph-rsid="007e9a34" style:font-size-asian="13.1000003814697pt" style:font-weight-asian="normal" style:font-size-complex="15pt" style:font-weight-complex="normal"/>
    </style:style>
    <style:style style:name="P3" style:family="paragraph" style:parent-style-name="Text_20_body" style:list-style-name="L2">
      <style:paragraph-properties fo:text-align="start" style:justify-single-word="false"/>
      <style:text-properties fo:font-size="15pt" fo:font-weight="normal" officeooo:rsid="0081fdc0" officeooo:paragraph-rsid="0081fdc0" style:font-size-asian="13.1000003814697pt" style:font-weight-asian="normal" style:font-size-complex="15pt" style:font-weight-complex="normal"/>
    </style:style>
    <style:style style:name="P4" style:family="paragraph" style:parent-style-name="Text_20_body" style:list-style-name="L2">
      <style:paragraph-properties fo:text-align="start" style:justify-single-word="false"/>
      <style:text-properties fo:font-size="15pt" fo:font-weight="normal" officeooo:rsid="0085477e" officeooo:paragraph-rsid="0085477e" style:font-size-asian="13.1000003814697pt" style:font-weight-asian="normal" style:font-size-complex="15pt" style:font-weight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fo:font-size="15pt" fo:font-weight="normal" officeooo:rsid="00834be0" officeooo:paragraph-rsid="00834be0" style:font-size-asian="13.1000003814697pt" style:font-weight-asian="normal" style:font-size-complex="15pt" style:font-weight-complex="normal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863654" officeooo:paragraph-rsid="00863654"/>
    </style:style>
    <style:style style:name="P7" style:family="paragraph" style:parent-style-name="Text_20_body" style:list-style-name="L2">
      <style:paragraph-properties fo:text-align="start" style:justify-single-word="false"/>
      <style:text-properties officeooo:rsid="008195c3" officeooo:paragraph-rsid="008195c3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84ba8b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5pt" fo:font-weight="normal" officeooo:rsid="00d6ae9d" officeooo:paragraph-rsid="00896171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d2cba4" officeooo:paragraph-rsid="00896171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d30713" officeooo:paragraph-rsid="00896171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d548e3" officeooo:paragraph-rsid="00896171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d6ae9d" officeooo:paragraph-rsid="00896171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d8a2bd" officeooo:paragraph-rsid="00896171"/>
    </style:style>
    <style:style style:name="P15" style:family="paragraph" style:parent-style-name="Standard">
      <style:paragraph-properties fo:text-align="center" style:justify-single-word="false"/>
      <style:text-properties officeooo:rsid="00896171" officeooo:paragraph-rsid="00896171"/>
    </style:style>
    <style:style style:name="T1" style:family="text">
      <style:text-properties fo:font-weight="bold" officeooo:rsid="00328257"/>
    </style:style>
    <style:style style:name="T2" style:family="text">
      <style:text-properties officeooo:rsid="00328257"/>
    </style:style>
    <style:style style:name="T3" style:family="text">
      <style:text-properties officeooo:rsid="007c6357"/>
    </style:style>
    <style:style style:name="T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7d0706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7d7818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81fdc0" style:font-size-asian="13.1000003814697pt" style:font-weight-asian="normal" style:font-size-complex="15pt" style:font-weight-complex="normal"/>
    </style:style>
    <style:style style:name="T8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873764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officeooo:rsid="00d3cf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eps to create a pull request</text:p>
      <text:p text:style-name="P10"/>
      <text:list xml:id="list1186719452" text:style-name="L3">
        <text:list-item>
          <text:p text:style-name="P11">go to github.com/arbisoft/the-lab</text:p>
        </text:list-item>
        <text:list-item>
          <text:p text:style-name="P11">go to pull requests</text:p>
        </text:list-item>
        <text:list-item>
          <text:p text:style-name="P11">New pull request button</text:p>
        </text:list-item>
        <text:list-item>
          <text:p text:style-name="P11">select master as base branch</text:p>
        </text:list-item>
        <text:list-item>
          <text:p text:style-name="P11">select <text:span text:style-name="T11">a</text:span> branch <text:span text:style-name="T11">to be merged</text:span></text:p>
        </text:list-item>
        <text:list-item>
          <text:p text:style-name="P12">Create pull request button</text:p>
        </text:list-item>
        <text:list-item>
          <text:p text:style-name="P13">add some reviewers</text:p>
        </text:list-item>
        <text:list-item>
          <text:p text:style-name="P14">assign yourself as assignees</text:p>
        </text:list-item>
        <text:list-item>
          <text:p text:style-name="P13">put the title</text:p>
        </text:list-item>
        <text:list-item>
          <text:p text:style-name="P9">Create pull request butt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8-06T17:26:02.916941275</dc:date>
    <meta:editing-duration>PT7H35M54S</meta:editing-duration>
    <meta:editing-cycles>10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6" meta:character-count="282" meta:non-whitespace-character-count="247"/>
  </office:meta>
</office:document-meta>
</file>